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a4d5" officeooo:paragraph-rsid="0011a4d5"/>
    </style:style>
    <style:style style:name="P2" style:family="paragraph" style:parent-style-name="Standard">
      <style:text-properties officeooo:rsid="001317cd" officeooo:paragraph-rsid="0013fce4"/>
    </style:style>
    <style:style style:name="P3" style:family="paragraph" style:parent-style-name="Standard">
      <style:text-properties officeooo:rsid="0019805b" officeooo:paragraph-rsid="0019805b"/>
    </style:style>
    <style:style style:name="T1" style:family="text">
      <style:text-properties officeooo:rsid="0013fce4"/>
    </style:style>
    <style:style style:name="T2" style:family="text">
      <style:text-properties officeooo:rsid="0019805b"/>
    </style:style>
    <style:style style:name="T3" style:family="text">
      <style:text-properties officeooo:rsid="001b54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m Daten einfach über das Netzwerk versenden und speichern zu können, wird die Field-Klasse benutzt. Ein Field ist immer die Wurzel eines Baums und teilweise in anderen Field-Bäumen enthalten. Dabei wird unterschieden zwischen Blättern und anderen Knoten. Blätter speichern entweder eine Zahl oder einen einzeiligen Text. Mehrzeiliger Text ist durch das Verwenden von Markierungen für neue Zeilen möglich, Vektoren werden aufgeteilt in mehrere Fields. Nicht-Blätter haben eine Liste von Fields, die ihnen untergeordnet sind und können selber keine Werte speichern. Zu jedem Field in dieser Liste ist ein <text:span text:style-name="T2">nicht identifizierender</text:span> Name zugeordnet. Dabei ist zu beachten, dass das Field selber seinen eigenen Namen nicht weiss und von mehreren Orten mit verschiedenen Namen referenziert werden kann. </text:p>
      <text:p text:style-name="P1"/>
      <text:p text:style-name="P2">Ein Field ist offensichtlich nicht die effizienteste Art, Daten zu bereitzustellen, weshalb die Daten des Fields während der Laufzeit in einfacheren Datentypen gespeichert werden. <text:span text:style-name="T1">Die Serialisierung ist jedoch sehr einfach im Stil von XML. Die Serialisierung verläuft rekursiv, ein Field mit Kindern geht durch jedes Kind. Dabei wird zuerst eine Zeile mit dem Namen des Kindes in spitzen Klammern(&lt;$NAME&gt;) zurückgegeben, danach der Inhalt des Kindes und darauffolgend ein schliessendes Tag im Stil &lt;/$NAME&gt; auf einer neuen Zeile. Blätter konvertieren ihren Wert in eine Zeichenfolge und geben diese auf einer eigenen Zeile mit einem Gleichzeichen am Anfang zurück(=$VALUE). Dieses ist nötig, um mit verschiedenen Formatierungen zurechtzukommen, da die Zeile zur besseren Lesbarkeit eingerückt wird. Im Gegensatz zu XML dürfen Tags keine Attribute haben, jedes Tag muss auf einer eigenen Zeile stehen und die Datei muss nicht von einem einzigen Tag umschlossen werden. </text:span></text:p>
      <text:p text:style-name="P2"/>
      <text:p text:style-name="P3">Field wird vor allem für Spieler und Schiffe gebraucht, da die baumartige Struktur beider sich gut vereinigen lässt. Ein Player speichert den Hash des Passworts, Benutzername, Schiffe und <text:span text:style-name="T3">Tastenkürzel</text:span> im Field. Schiffe wiederum benutzen ihr Field um Unterelemente, Schiffsmodell-ID, Schiff-ID, Lebenspunkte, Position, Rotation und Geschwindigkeit zu speichern. Ebenfalls wird dort vermerkt, welches Schiff „Hauptschiff“ ist – Dies ist das Schiff, welches direkt vom Spieler kontrolliert wird. <text:span text:style-name="T3">Zu jedem Unterelement werden Position am Schiff, Typ und Daten gespeichert. Daten steht in diesem Fall für ein Field, dass das Unterelement selber verwaltet. Dies enthält zum Beispiel die aktuelle Beschleunigung eines Antriebs oder weitere Unterele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4:47:37.442000000</meta:creation-date>
    <dc:date>2014-10-08T16:34:18.943000000</dc:date>
    <meta:editing-duration>PT1H30M20S</meta:editing-duration>
    <meta:editing-cycles>6</meta:editing-cycles>
    <meta:generator>LibreOffice/4.1.4.2$Windows_x86 LibreOffice_project/0a0440ccc0227ad9829de5f46be37cfb6edcf72</meta:generator>
    <meta:document-statistic meta:table-count="0" meta:image-count="0" meta:object-count="0" meta:page-count="1" meta:paragraph-count="3" meta:word-count="357" meta:character-count="2511" meta:non-whitespace-character-count="2154"/>
  </office:meta>
</office:document-meta>
</file>